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Preformatted_20_Text">
      <style:text-properties fo:font-weight="bold" style:font-weight-asian="bold" style:font-weight-complex="bold"/>
    </style:style>
    <style:style style:name="P11" style:family="paragraph" style:parent-style-name="Preformatted_20_Text">
      <style:text-properties fo:font-style="normal" style:font-style-asian="normal" style:font-style-complex="normal"/>
    </style:style>
    <style:style style:name="P12" style:family="paragraph" style:parent-style-name="Preformatted_20_Text">
      <style:text-properties fo:font-style="normal" fo:font-weight="bold" style:font-style-asian="normal" style:font-weight-asian="bold" style:font-style-complex="normal" style:font-weight-complex="bold"/>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5"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6"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7" style:family="paragraph" style:parent-style-name="Preformatted_20_Text">
      <style:text-properties style:text-underline-style="none"/>
    </style:style>
    <style:style style:name="P18" style:family="paragraph" style:parent-style-name="Preformatted_20_Text">
      <style:text-properties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Table_20_Contents">
      <style:paragraph-properties fo:margin-left="0in" fo:margin-right="0in" fo:text-indent="0in" style:auto-text-indent="false"/>
    </style:style>
    <style:style style:name="P23" style:family="paragraph" style:parent-style-name="Contents_20_1">
      <style:paragraph-properties>
        <style:tab-stops>
          <style:tab-stop style:position="6.2673in" style:type="right" style:leader-style="dotted" style:leader-text="."/>
        </style:tab-stops>
      </style:paragraph-properties>
    </style:style>
    <style:style style:name="P24" style:family="paragraph" style:parent-style-name="Contents_20_2">
      <style:paragraph-properties>
        <style:tab-stops>
          <style:tab-stop style:position="6.0673in" style:type="right" style:leader-style="dotted" style:leader-text="."/>
        </style:tab-stops>
      </style:paragraph-properties>
    </style:style>
    <style:style style:name="P25" style:family="paragraph" style:parent-style-name="Contents_20_3">
      <style:paragraph-properties>
        <style:tab-stops>
          <style:tab-stop style:position="5.8673in" style:type="right" style:leader-style="dotted" style:leader-text="."/>
        </style:tab-stops>
      </style:paragraph-properties>
    </style:style>
    <style:style style:name="P26" style:family="paragraph" style:parent-style-name="Heading_20_1">
      <style:paragraph-properties fo:break-before="page"/>
    </style:style>
    <style:style style:name="P27" style:family="paragraph" style:parent-style-name="Heading_20_2">
      <style:text-properties fo:language="en" fo:country="US"/>
    </style:style>
    <style:style style:name="P28" style:family="paragraph" style:parent-style-name="Heading_20_2">
      <style:text-properties fo:font-style="normal" style:font-style-asian="normal" style:font-style-complex="normal"/>
    </style:style>
    <style:style style:name="P29" style:family="paragraph" style:parent-style-name="Heading_20_2" style:master-page-name="">
      <style:paragraph-properties style:page-number="auto" fo:break-before="page"/>
      <style:text-properties fo:font-style="normal" style:font-style-asian="normal" style:font-style-complex="normal"/>
    </style:style>
    <style:style style:name="P30" style:family="paragraph" style:parent-style-name="Standard">
      <style:text-properties fo:font-size="6pt" style:font-size-asian="6pt" style:font-size-complex="6pt"/>
    </style:style>
    <style:style style:name="P31" style:family="paragraph" style:parent-style-name="Reference">
      <style:text-properties fo:language="en" fo:country="US"/>
    </style:style>
    <style:style style:name="P32" style:family="paragraph" style:parent-style-name="Text_20_body">
      <style:text-properties fo:font-style="normal" style:font-style-asian="normal" style:font-style-complex="normal"/>
    </style:style>
    <style:style style:name="P33" style:family="paragraph" style:parent-style-name="Heading_20_3">
      <style:text-properties fo:font-style="normal" style:font-style-asian="normal" style:font-style-complex="normal"/>
    </style:style>
    <style:style style:name="P34"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text-underline-style="none"/>
    </style:style>
    <style:style style:name="T7" style:family="text">
      <style:text-properties fo:font-weight="bold" style:font-weight-asian="bold" style:font-weight-complex="bold"/>
    </style:style>
    <style:style style:name="T8" style:family="text">
      <style:text-properties style:font-name="Courier New" fo:font-size="10pt" style:font-name-asian="Courier New" style:font-size-asian="10pt" style:font-name-complex="Courier New" style:font-size-complex="10pt"/>
    </style:style>
    <style:style style:name="T9" style:family="text">
      <style:text-properties style:use-window-font-color="true" style:font-name="Courier New" fo:font-size="10pt" style:font-name-asian="Courier New" style:font-size-asian="10pt" style:font-name-complex="Courier New" style:font-size-complex="10pt"/>
    </style:style>
    <style:style style:name="T10" style:family="text">
      <style:text-properties fo:color="#141312"/>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9">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29/04/10</text:modification-date></text:p>
              </table:table-cell>
            </table:table-row>
            <table:table-row>
              <table:table-cell table:style-name="Titles.A2" office:value-type="string">
                <text:p text:style-name="Table_20_Contents">Issue</text:p>
              </table:table-cell>
              <table:table-cell table:style-name="Titles.B2" office:value-type="string">
                <text:p text:style-name="Table_20_Contents"><text:user-defined text:name="Info 1">1.0</text:user-defined></text:p>
              </table:table-cell>
            </table:table-row>
          </table:table>
          <text:p text:style-name="Table"/>
        </draw:text-box>
      </draw:frame>
      <text:p text:style-name="Standard"/>
      <text:list xml:id="list32465267" text:style-name="Outline">
        <text:list-item>
          <text:h text:style-name="P26"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3"><text:s/>0. <text:s/>Document Control<text:tab/>2</text:p>
          <text:p text:style-name="P24"><text:s/>0.1. <text:s/>Table of Contents<text:tab/>2</text:p>
          <text:p text:style-name="P24"><text:s/>0.2. <text:s/>References<text:tab/>2</text:p>
          <text:p text:style-name="P24"><text:s/>0.3. <text:s/>Document History<text:tab/>3</text:p>
          <text:p text:style-name="P24"><text:s/>0.4. <text:s/>Copyright<text:tab/>3</text:p>
          <text:p text:style-name="P23"><text:s/>1. <text:s/>Introduction<text:tab/>4</text:p>
          <text:p text:style-name="P24"><text:s/>1.1. <text:s/>VDM<text:tab/>4</text:p>
          <text:p text:style-name="P23"><text:s/>2. <text:s/>Using VDMJ<text:tab/>5</text:p>
          <text:p text:style-name="P24"><text:s/>2.1. <text:s/>Starting VDMJ<text:tab/>5</text:p>
          <text:p text:style-name="P24"><text:s/>2.2. <text:s/>Parsing, Type Checking, and Proof Obligations<text:tab/>7</text:p>
          <text:p text:style-name="P24"><text:s/>2.3. <text:s/>The Interpreter<text:tab/>7</text:p>
          <text:p text:style-name="P25"><text:s/>2.3.1. <text:s/>Suppressing Runtime Checks<text:tab/>15</text:p>
          <text:p text:style-name="P24"><text:s/>2.4. <text:s/>Debugging<text:tab/>16</text:p>
          <text:p text:style-name="P25"><text:s/>2.4.1. <text:s/>Single-threaded Debugging<text:tab/>16</text:p>
          <text:p text:style-name="P25"><text:s/>2.4.2. <text:s/>VDM++ Multi-threaded Debugging<text:tab/>18</text:p>
          <text:p text:style-name="P25"><text:s/>2.4.3. <text:s/>VDM-RT Debugging and the VDMJC Client<text:tab/>21</text:p>
          <text:p text:style-name="P23"><text:s/>3. <text:s/>Combinatorial Testing<text:tab/>26</text:p>
          <text:p text:style-name="P23"><text:s/>4. <text:s/>Internationalization (I18N)<text:tab/>30</text:p>
          <text:p text:style-name="P23"><text:s/>5. <text:s/>The vdmj.properties File<text:tab/>31</text:p>
          <text:p text:style-name="P23"><text:s/>6. <text:s/>Appendix A: The shmem Example<text:tab/>33</text:p>
          <text:p text:style-name="P23"><text:s/>7. <text:s/>Appendix B: Supported Character Sets<text:tab/>37</text:p>
        </text:index-body>
      </text:table-of-content>
      <text:list xml:id="list32465885" text:continue-numbering="true" text:style-name="Outline">
        <text:list-item>
          <text:list>
            <text:list-item>
              <text:h text:style-name="P27" text:outline-level="2">References</text:h>
            </text:list-item>
          </text:list>
        </text:list-item>
      </text:list>
      <text:list xml:id="list32448724"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1">The VDMTools VDM++ Language Manual, http://www.vdmtools.jp/uploads/manuals/langmanpp_a4E.pdf</text:p>
        </text:list-item>
        <text:list-item>
          <text:p text:style-name="P31">Validated Designs for Object-oriented Systems, by John Fitzgerald et. al., <text:a xlink:type="simple" xlink:href="http://www.vdmbook.com/">http://www.vdmbook.com/</text:a></text:p>
        </text:list-item>
        <text:list-item>
          <text:p text:style-name="P31">User Manual for the Overture Combinatorial Testing Plug-in, by Peter Gorm Larsen and Kenneth Lausdahl.</text:p>
        </text:list-item>
        <text:list-item>
          <text:p text:style-name="P31">Overture, Open-source Tools for Formal Modelling, http://www.overturetool.org/</text:p>
        </text:list-item>
      </text:list>
      <text:list xml:id="list32461188" text:continue-list="list32465885" text:style-name="Outline">
        <text:list-item>
          <text:list>
            <text:list-item>
              <text:h text:style-name="Heading_20_2" text:outline-level="2"><text:soft-page-break/>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2">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text:modification-date style:data-style-name="N37">29/04/10</text:modification-date></text:p>
          </table:table-cell>
          <table:table-cell table:style-name="History.A1" office:value-type="string">
            <text:p text:style-name="Table_20_Contents">Update for Overture 0.2.0 release.</text:p>
          </table:table-cell>
        </table:table-row>
      </table:table>
      <text:p text:style-name="Table"><text:span text:style-name="Caption_20_characters"/></text:p>
      <text:list xml:id="list32482393"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2480448" text:continue-numbering="true" text:style-name="Outline">
        <text:list-item>
          <text:h text:style-name="Heading_20_1" text:outline-level="1">Introduction</text:h>
        </text:list-item>
      </text:list>
      <text:p text:style-name="Text_20_body">VDMJ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32461900"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32452895"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0">$ java -jar vdmj-2.0.1.jar</text:p>
      <text:p text:style-name="P18">VDMJ: You must specify either -vdmsl, -vdmpp or -vdmrt</text:p>
      <text:p text:style-name="P18"/>
      <text:p text:style-name="P18">Usage: VDMJ &lt;-vdmsl | -vdmpp | -vdmrt&gt; [&lt;options&gt;] [&lt;files&gt;]</text:p>
      <text:p text:style-name="P18">-vdmsl: parse files as VDM-SL</text:p>
      <text:p text:style-name="P18">-vdmpp: parse files as VDM++</text:p>
      <text:p text:style-name="P18">-vdmrt: parse files as VDM-RT</text:p>
      <text:p text:style-name="P18">-r &lt;release&gt;: VDM language release</text:p>
      <text:p text:style-name="P18">-w: suppress warning messages</text:p>
      <text:p text:style-name="P18">-q: suppress information messages</text:p>
      <text:p text:style-name="P18">-i: run the interpreter if successfully type checked</text:p>
      <text:p text:style-name="P18">-p: generate proof obligations and stop</text:p>
      <text:p text:style-name="P18">-e &lt;exp&gt;: evaluate &lt;exp&gt; and stop</text:p>
      <text:p text:style-name="P18">-c &lt;charset&gt;: select a file charset</text:p>
      <text:p text:style-name="P18">-t &lt;charset&gt;: select a console charset</text:p>
      <text:p text:style-name="P18">-o &lt;filename&gt;: saved type checked specification</text:p>
      <text:p text:style-name="P18">-default &lt;name&gt;: set the default module/class</text:p>
      <text:p text:style-name="P18">-pre: disable precondition checks</text:p>
      <text:p text:style-name="P18">-post: disable postcondition checks</text:p>
      <text:p text:style-name="P18">-inv: disable type/state invariant checks</text:p>
      <text:p text:style-name="P18">-dtc: disable all dynamic type checking</text:p>
      <text:p text:style-name="P18">-log: enable real-time event logging</text:p>
      <text:p text:style-name="P18">-remote &lt;class&gt;: enable remote control</text:p>
      <text:p text:style-name="P18"/>
      <text:p text:style-name="P18"/>
      <text:p text:style-name="Text_20_body">Notice that the error indicates that the tool must be invoked with either the <text:span text:style-name="T1">-vdmsl, -vdmpp </text:span><text:span text:style-name="T2">or</text:span><text:span text:style-name="T1"> -vdmrt</text:span><text:span text:style-name="T2"> </text:span><text:span text:style-name="T1"><text:s/></text:span><text:span text:style-name="T2">option to indicate the VDM dialect and parser required.</text:span></text:p>
      <text:p text:style-name="Text_20_body"><text:span text:style-name="T2">Normally, a specification will be loaded by identifying all of the VDM source files to include.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4).</text:span></text:p>
      <text:p text:style-name="Text_20_body"><text:span text:style-name="T2">The </text:span><text:span text:style-name="T1">-o </text:span><text:span text:style-name="T2">option allows a parsed and type checked specification to be saved to a file. Such files are effectively libraries, and can be can be re-loaded without the parsing/checking overhead.</text:span></text:p>
      <text:p text:style-name="Text_20_body"><text:span text:style-name="T2">The </text:span><text:span text:style-name="T1">-pre, -post, -inv </text:span><text:span text:style-name="T2">and </text:span><text:span text:style-name="T1">-dtc </text:span><text:span text:style-name="T2">options can be used to disable precondition, postcondition, invariant and dynamic type checking, respectively. By default, all these checks are performed.</text:span></text:p>
      <text:p text:style-name="Text_20_body"><text:span text:style-name="T2">The </text:span><text:span text:style-name="T1">-log </text:span><text:span text:style-name="T2">option is for use with </text:span><text:span text:style-name="T1">-vdmrt</text:span><text:span text:style-name="T2">, and causes real-time events from the model to be written to the file name given. <text:s/>These are useful with the Overture Eclipse GUI, which has a plugin to display timing diagrams [8].</text:span></text:p>
      <text:p text:style-name="P19"><text:soft-page-break/>In addition to these command line options, various settings can be added to a vdmj.properties file (see section 5).</text:p>
      <text:p text:style-name="P19"/>
      <text:p text:style-name="Text_20_body"><text:span text:style-name="T2">If </text:span><text:span text:style-name="T1">flat.def </text:span><text:span text:style-name="T2">contains a simple VDM-SL specification of the factorial function, called “f”, the following </text:span><text:span text:style-name="T2">illustrate ways to test the specification, with user input shown in </text:span><text:span text:style-name="T3">bold</text:span><text:span text:style-name="T2">:</text:span></text:p>
      <text:p text:style-name="P11"/>
      <text:p text:style-name="P12">$ cat flat.def</text:p>
      <text:p text:style-name="P11"/>
      <text:p text:style-name="P11">functions</text:p>
      <text:p text:style-name="P11"/>
      <text:p text:style-name="P11">f: int -&gt; int</text:p>
      <text:p text:style-name="P11"><text:s text:c="4"/>f(a) == if a &lt; 2 then 1 else a * f(a-1)</text:p>
      <text:p text:style-name="P11"><text:s text:c="4"/>pre a &gt; 0</text:p>
      <text:p text:style-name="P11"/>
      <text:p text:style-name="P11"/>
      <text:p text:style-name="P12">$ <text:s/>java -jar vdmj-2.0.1.jar -vdmsl flat.def</text:p>
      <text:p text:style-name="P13">Parsed 1 module in 0.189 secs. No syntax errors</text:p>
      <text:p text:style-name="P13">Warning 5012: Recursive function has no measure in 'DEFAULT' (flat.def) at line 3:1</text:p>
      <text:p text:style-name="P13">Type checked 1 module in 0.058 secs. No type errors and 1 warning</text:p>
      <text:p text:style-name="P11"/>
      <text:p text:style-name="P11"/>
      <text:p text:style-name="P12">$ java -jar vdmj-2.0.1.jar -vdmsl -q -w flat.def</text:p>
      <text:p text:style-name="P11">&lt;quiet!&gt;</text:p>
      <text:p text:style-name="P11"/>
      <text:p text:style-name="P11"/>
      <text:p text:style-name="P12">$ java -jar vdmj-2.0.1.jar -vdmsl -w -e "f(10)" flat.def</text:p>
      <text:p text:style-name="P13">Parsed 1 module in 0.189 secs. No syntax errors</text:p>
      <text:p text:style-name="P13">Type checked 1 module in 0.018 secs. No type errors and suppressed 1 warning</text:p>
      <text:p text:style-name="P13">Initialized 1 module in 0.095 secs.</text:p>
      <text:p text:style-name="P13">3628800</text:p>
      <text:p text:style-name="P13">Bye</text:p>
      <text:p text:style-name="P11"/>
      <text:p text:style-name="P11"/>
      <text:p text:style-name="P12">$ java -jar vdmj-2.0.1.jar -vdmsl -e "f(10)" -q -w flat.def</text:p>
      <text:p text:style-name="P11">3628800</text:p>
      <text:p text:style-name="P11"/>
      <text:p text:style-name="P11"/>
      <text:p text:style-name="P12">$ java -jar vdmj-2.0.1.jar -vdmsl -i -w flat.def</text:p>
      <text:p text:style-name="P13">Parsed 1 module in 0.198 secs. No syntax errors</text:p>
      <text:p text:style-name="P13">Type checked 1 module in 0.018 secs. No type errors and suppressed 1 warning</text:p>
      <text:p text:style-name="P13">Initialized 1 module in 0.125 secs.</text:p>
      <text:p text:style-name="P13">Interpreter started</text:p>
      <text:p text:style-name="P12">&gt; print f(10)</text:p>
      <text:p text:style-name="P13">= 3628800</text:p>
      <text:p text:style-name="P13">Executed in 0.023 secs.</text:p>
      <text:p text:style-name="P12">&gt; quit</text:p>
      <text:p text:style-name="P13">Bye</text:p>
      <text:p text:style-name="P11"/>
      <text:p text:style-name="P11"/>
      <text:p text:style-name="P12">$ java -jar vdmj-2.0.1.jar -vdmsl -p -w flat.def</text:p>
      <text:p text:style-name="P13">Parsed 1 module in 0.182 secs. No syntax errors</text:p>
      <text:p text:style-name="P13">Type checked 1 module in 0.023 secs. No type errors and suppressed 1 warning</text:p>
      <text:p text:style-name="P13">Generated 1 proof obligation:</text:p>
      <text:p text:style-name="P13"/>
      <text:p text:style-name="P13">Proof Obligation 1: (Unproved)</text:p>
      <text:p text:style-name="P13">f: function apply obligation in 'DEFAULT' (flat.def) at line 4:38</text:p>
      <text:p text:style-name="P13">(forall a:int &amp; (a &gt; 0) =&gt;</text:p>
      <text:p text:style-name="P13"><text:s text:c="2"/>(not (a &lt; 2) =&gt;</text:p>
      <text:p text:style-name="P13"><text:s text:c="4"/>pre_f((a - 1))))</text:p>
      <text:p text:style-name="P11"><text:soft-page-break/></text:p>
      <text:p text:style-name="P11"/>
      <text:p text:style-name="P12">$ java -jar vdmj-2.0.1.jar -vdmsl -w -e "f(0)" -w flat.def</text:p>
      <text:p text:style-name="P13">Parsed 1 module in 0.181 secs. No syntax errors</text:p>
      <text:p text:style-name="P13">Type checked 1 module in 0.027 secs. No type errors and suppressed 1 warning</text:p>
      <text:p text:style-name="P13">Initialized 1 module in 0.086 secs.</text:p>
      <text:p text:style-name="P13">Error 4055: Precondition failure: pre_f in 'DEFAULT' (console) at line 1:1</text:p>
      <text:p text:style-name="P13">Execution: Error 4055: Precondition failure: pre_f in 'DEFAULT' (console) at line 1:1</text:p>
      <text:p text:style-name="P13"><text:s text:c="8"/>a = 0</text:p>
      <text:p text:style-name="P13">In root context of f(a) in 'DEFAULT' (console) at line 1:1</text:p>
      <text:p text:style-name="P13">In root context of module scope</text:p>
      <text:p text:style-name="P13">Bye</text:p>
      <text:p text:style-name="P11"/>
      <text:p text:style-name="P11"/>
      <text:p text:style-name="P12">$ java -jar vdmj-2.0.1.jar -vdmsl -w -pre -e "f(0)" -w flat.def</text:p>
      <text:p text:style-name="P13">Parsed 1 module in 0.22 secs. No syntax errors</text:p>
      <text:p text:style-name="P13">Type checked 1 module in 0.024 secs. No type errors and suppressed 1 warning</text:p>
      <text:p text:style-name="P13">Initialized 1 module in 0.097 secs.</text:p>
      <text:p text:style-name="P13">1</text:p>
      <text:p text:style-name="P13">Bye</text:p>
      <text:p text:style-name="P11"/>
      <text:p text:style-name="P12">$ java -jar vdmj-2.0.1.jar -vdmsl -w -o flat.lib flat.def</text:p>
      <text:p text:style-name="P13">Parsed 1 module in 0.192 secs. No syntax errors</text:p>
      <text:p text:style-name="P13">Type checked 1 module in 0.02 secs. No type errors and suppressed 1 warning</text:p>
      <text:p text:style-name="P13">Saved 1 module to flat.lib in 0.108 secs.</text:p>
      <text:p text:style-name="P12">$ java -jar vdmj-2.0.1.jar -vdmsl flat.lib -e "f(10)"</text:p>
      <text:p text:style-name="P13">Loaded 1 module from flat.lib in 0.192 secs</text:p>
      <text:p text:style-name="P13">Initialized 1 module in 0.129 secs.</text:p>
      <text:p text:style-name="P13">3628800</text:p>
      <text:p text:style-name="P13">Bye</text:p>
      <text:p text:style-name="P11"/>
      <text:list xml:id="list32481076" text:continue-numbering="true" text:style-name="Outline">
        <text:list-item>
          <text:list>
            <text:list-item>
              <text:h text:style-name="P28" text:outline-level="2">Parsing, Type Checking, and Proof Obligations</text:h>
            </text:list-item>
          </text:list>
        </text:list-item>
      </text:list>
      <text:p text:style-name="P1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19">A source file may contain VDM embedded in a LaTeX file; the markup is ignored by the parser, though reported line numbers will be correct.</text:p>
      <text:p text:style-name="P19">The Java program will return with an exit code of zero if the specification is clean (ignoring warnings). Parser or type checking errors result in an exit code of 1. <text:s/>The interpreter and PO generator always exit with a code of zero.</text:p>
      <text:list xml:id="list32463498" text:continue-numbering="true" text:style-name="Outline">
        <text:list-item>
          <text:list>
            <text:list-item>
              <text:h text:style-name="P28" text:outline-level="2">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1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1"/>
      <text:p text:style-name="P12">$ java -jar vdmj-2.0.1.jar -vdmsl -i shmem.vdm</text:p>
      <text:p text:style-name="P13">Parsed 1 module in 0.337 secs. No syntax errors</text:p>
      <text:p text:style-name="P13"><text:soft-page-break/>Warning 5000: Definition 'i' not used in 'M' (shmem.vdm) at line 129:7</text:p>
      <text:p text:style-name="P13">Type checked 1 module in 0.109 secs. No type errors and 1 warning</text:p>
      <text:p text:style-name="P13">Initialized 1 module in 0.091 secs.</text:p>
      <text:p text:style-name="P13">Interpreter started</text:p>
      <text:p text:style-name="P12"/>
      <text:p text:style-name="P12">&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files - list files in the current specification</text:p>
      <text:p text:style-name="Preformatted_20_Text">reload - reload the current specification files</text:p>
      <text:p text:style-name="Preformatted_20_Text">load &lt;files&gt; - replace current loaded specification files</text:p>
      <text:p text:style-name="Preformatted_20_Text">quit - leave the interpreter</text:p>
      <text:p text:style-name="P11"/>
      <text:p text:style-name="P12">&gt; modules</text:p>
      <text:p text:style-name="P11">M (default)</text:p>
      <text:p text:style-name="P11"/>
      <text:p text:style-name="P12">&gt; state</text:p>
      <text:p text:style-name="P11">MQ4 = [mk_M(&lt;FREE&gt;, 0, 9999)]</text:p>
      <text:p text:style-name="P11">rseed = 87654321</text:p>
      <text:p text:style-name="P11">Memory = mk_Memory(87654321, [mk_M(&lt;FREE&gt;, 0, 9999)], [mk_M(&lt;FREE&gt;, 0, 9999)])</text:p>
      <text:p text:style-name="P11">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state</text:p>
      <text:p text:style-name="P11">M`Q4 = [mk_M(&lt;FREE&gt;, 0, 9999)]</text:p>
      <text:p text:style-name="Preformatted_20_Text"><text:span text:style-name="T2">M`rseed = </text:span><text:span text:style-name="T5">566044643</text:span></text:p>
      <text:p text:style-name="Preformatted_20_Text"><text:span text:style-name="T2">M`Memory = mk_Memory(</text:span><text:span text:style-name="T5">566044643</text:span><text:span text:style-name="T2">, [mk_M(&lt;FREE&gt;, 0, 9999)], [mk_M(&lt;FREE&gt;, 0, 9999)])</text:span></text:p>
      <text:p text:style-name="P11">M`Q3 = [mk_M(&lt;FREE&gt;, 0, 9999)]</text:p>
      <text:p text:style-name="P11"/>
      <text:p text:style-name="P12">&gt; init</text:p>
      <text:p text:style-name="P11">Cleared all coverage information</text:p>
      <text:p text:style-name="P11">Global context initialized</text:p>
      <text:p text:style-name="P11"/>
      <text:p text:style-name="P12">&gt; state</text:p>
      <text:p text:style-name="P11">M`Q4 = [mk_M(&lt;FREE&gt;, 0, 9999)]</text:p>
      <text:p text:style-name="P11">M`rseed = 87654321</text:p>
      <text:p text:style-name="P11">M`Memory = mk_Memory(87654321, [mk_M(&lt;FREE&gt;, 0, 9999)], [mk_M(&lt;FREE&gt;, 0, 9999)])</text:p>
      <text:p text:style-name="P11">M`Q3 = [mk_M(&lt;FREE&gt;, 0, 9999)]</text:p>
      <text:p text:style-name="P11"/>
      <text:p text:style-name="P12">&gt; print rand(100)</text:p>
      <text:p text:style-name="P11"><text:soft-page-break/>= 71</text:p>
      <text:p text:style-name="P11">Executed in 0.0 secs. </text:p>
      <text:p text:style-name="P11"/>
      <text:p text:style-name="P12">&gt; print rand(100)</text:p>
      <text:p text:style-name="P11">= 44</text:p>
      <text:p text:style-name="P11">Executed in 0.0 secs. </text:p>
      <text:p text:style-name="P11"/>
      <text:p text:style-name="P12">&gt; env</text:p>
      <text:p text:style-name="P11">QuadrantLen2 = (nat1 * nat1 * Quadrant -&gt; nat)</text:p>
      <text:p text:style-name="P11">BestFit = (nat1 ==&gt; bool)</text:p>
      <text:p text:style-name="P11">inc = (() ==&gt; ())</text:p>
      <text:p text:style-name="P11">QuadrantLen0 = (Quadrant -&gt; nat)</text:p>
      <text:p text:style-name="P11">MQuadrantLen = (M * Quadrant -&gt; nat)</text:p>
      <text:p text:style-name="P11">add = (nat1 * nat1 * Quadrant -&gt; Quadrant)</text:p>
      <text:p text:style-name="P11">rand = (nat1 ==&gt; nat1)</text:p>
      <text:p text:style-name="P11">sizeof = (M -&gt; nat1)</text:p>
      <text:p text:style-name="P11">MAXMEM = 10000</text:p>
      <text:p text:style-name="P11">delete = (M * Quadrant -&gt; Quadrant)</text:p>
      <text:p text:style-name="P11">inv_M = (M +&gt; bool)</text:p>
      <text:p text:style-name="P11">CHUNK = 100</text:p>
      <text:p text:style-name="P11">FirstFit = (nat1 ==&gt; bool)</text:p>
      <text:p text:style-name="P11">least = (nat1 * nat1 -&gt; nat1)</text:p>
      <text:p text:style-name="P11">TryFirst = (nat ==&gt; nat)</text:p>
      <text:p text:style-name="P11">pre_DeleteOne = (Memory +&gt; bool)</text:p>
      <text:p text:style-name="P11">pre_add = (nat1 * nat1 * Quadrant +&gt; bool)</text:p>
      <text:p text:style-name="P11">spacefor = (nat1 * Quadrant -&gt; nat1)</text:p>
      <text:p text:style-name="P11">inv_Memory = (Memory +&gt; bool)</text:p>
      <text:p text:style-name="P11">fragments = (Quadrant -&gt; nat)</text:p>
      <text:p text:style-name="P11">combine = (Quadrant -&gt; Quadrant)</text:p>
      <text:p text:style-name="P11">seed = (nat1 ==&gt; ())</text:p>
      <text:p text:style-name="P11">DeleteOne = (() ==&gt; ())</text:p>
      <text:p text:style-name="P11">bestfit = (nat1 * Quadrant -&gt; nat1)</text:p>
      <text:p text:style-name="P11">Reset = (() ==&gt; ())</text:p>
      <text:p text:style-name="P11">QuadrantLen = (nat1 * Quadrant -&gt; nat)</text:p>
      <text:p text:style-name="P11">main = (nat1 * nat1 ==&gt; seq of ((&lt;BEST&gt; | &lt;FIRST&gt; | &lt;SAME&gt;)))</text:p>
      <text:p text:style-name="P11">TryBest = (nat ==&gt; nat)</text:p>
      <text:p text:style-name="P11">init_Memory = (Memory +&gt; bool)</text:p>
      <text:p text:style-name="P11"/>
      <text:p text:style-name="P12">&gt; pog</text:p>
      <text:p text:style-name="P11">Generated 55 proof obligations: <text:s text:c="77"/></text:p>
      <text:p text:style-name="P11"/>
      <text:p text:style-name="P11">Proof Obligation 1: (Unproved)</text:p>
      <text:p text:style-name="P11">sizeof: subtype obligation in 'M' (shmem.vdm) at line 38:1</text:p>
      <text:p text:style-name="P11">(forall m:M &amp; <text:s text:c="44"/></text:p>
      <text:p text:style-name="P11"><text:s text:c="2"/>(((m.stop) - (m.start)) + 1) &gt; 0) <text:s text:c="22"/></text:p>
      <text:p text:style-name="P11"/>
      <text:p text:style-name="P11">Proof Obligation 2: (Unproved)</text:p>
      <text:p text:style-name="P11">spacefor: recursive function obligation in 'M' (shmem.vdm) at line 48:1</text:p>
      <text:p text:style-name="P11">...</text:p>
      <text:p text:style-name="P11"/>
      <text:p text:style-name="P11">Proof Obligation 54: (Unproved)</text:p>
      <text:p text:style-name="P11">main: state invariant obligation in 'M' (shmem.vdm) at line 239:11</text:p>
      <text:p text:style-name="P11">-- After result := (result ^ [&lt;BEST&gt;])</text:p>
      <text:p text:style-name="P11">let mk_Memory(-, q3, q4) = Memory in (((len q3) &gt; 0) and ((len q4) &gt; 0))</text:p>
      <text:p text:style-name="P11"/>
      <text:p text:style-name="P11">Proof Obligation 55: (Unproved)</text:p>
      <text:p text:style-name="P11">main: state invariant obligation in 'M' (shmem.vdm) at line 240:11</text:p>
      <text:p text:style-name="P11">-- After result := (result ^ [&lt;FIRST&gt;])</text:p>
      <text:p text:style-name="P11">let mk_Memory(-, q3, q4) = Memory in (((len q3) &gt; 0) and ((len q4) &gt; 0))</text:p>
      <text:p text:style-name="P11">&gt;</text:p>
      <text:p text:style-name="P11"/>
      <text:p text:style-name="P11"/>
      <text:p text:style-name="P11"/>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text:span><text:soft-page-break/><text:span text:style-name="T2">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text:span><text:span text:style-name="T2">boolean expressions, one per line:</text:span></text:p>
      <text:p text:style-name="P11"/>
      <text:p text:style-name="Preformatted_20_Text"><text:span text:style-name="T3">$ cat rand.assertions</text:span><text:span text:style-name="T2"> </text:span></text:p>
      <text:p text:style-name="P11">rand(100) = 71</text:p>
      <text:p text:style-name="P11">rand(100) = 44</text:p>
      <text:p text:style-name="P11">$ </text:p>
      <text:p text:style-name="P11"><text:s text:c="2"/></text:p>
      <text:p text:style-name="P12">$ java -jar vdmj-2.0.1.jar -vdmsl -i shmem.vdm</text:p>
      <text:p text:style-name="P13">Parsed 1 module in 0.339 secs. No syntax errors</text:p>
      <text:p text:style-name="P13">Warning 5000: Definition 'i' not used in 'M' (shmem.vdm) at line 129:7</text:p>
      <text:p text:style-name="P13">Type checked 1 module in 0.059 secs. No type errors and 1 warning</text:p>
      <text:p text:style-name="P13">Initialized 1 module in 0.08 secs.</text:p>
      <text:p text:style-name="P13">Interpreter started</text:p>
      <text:p text:style-name="P13">&gt;</text:p>
      <text:p text:style-name="P12">&gt; assert rand.assertions</text:p>
      <text:p text:style-name="P13">PASSED all 2 assertions from rand.assertions</text:p>
      <text:p text:style-name="P12">&gt; assert rand.assertions</text:p>
      <text:p text:style-name="P13">FAILED: rand(100) = 71</text:p>
      <text:p text:style-name="P13">FAILED: rand(100) = 44</text:p>
      <text:p text:style-name="P13">FAILED 2 and passed 0 assertions from rand.assertions</text:p>
      <text:p text:style-name="P12">&gt; init</text:p>
      <text:p text:style-name="P13">Cleared all coverage information</text:p>
      <text:p text:style-name="P13">Global context initialized</text:p>
      <text:p text:style-name="P12">&gt; assert rand.assertions</text:p>
      <text:p text:style-name="P13">PASSED all 2 assertions from rand.assertions</text:p>
      <text:p text:style-name="P12">&gt; quit</text:p>
      <text:p text:style-name="P13">Bye</text:p>
      <text:p text:style-name="P19"/>
      <text:p text:style-name="Text_20_body"><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replace the currently loaded specification with a new set of files. Note that if there are any errors in the parse or type check of the files, the interpreter will exit after </text:span><text:span text:style-name="T1">reload </text:span><text:span text:style-name="T2">or </text:span><text:span text:style-name="T1">load.</text:span></text:p>
      <text:p text:style-name="P19">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text:soft-page-break/></text:p>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5">&gt; </text:p>
      <text:p text:style-name="P16"/>
      <text:p text:style-name="P16"/>
      <text:p text:style-name="P19">Most of the interpreter commands for a VDM++ specification are the same as for VDM-SL, with the following differences:</text:p>
      <text:p text:style-name="P11"/>
      <text:p text:style-name="P12">$ java -jar vdmj-2.0.1.jar -vdmpp -i</text:p>
      <text:p text:style-name="P13">Initialized 1 class in 0.183 secs.</text:p>
      <text:p text:style-name="P13">Interpreter started</text:p>
      <text:p text:style-name="P12">&gt; help</text:p>
      <text:p text:style-name="P13">classes - list the loaded class names</text:p>
      <text:p text:style-name="P13">default &lt;class&gt; - set the default class name</text:p>
      <text:p text:style-name="P13">create &lt;id&gt; := &lt;exp&gt; - create a named variable</text:p>
      <text:p text:style-name="P13">print &lt;expression&gt; - evaluate expression</text:p>
      <text:p text:style-name="P13">runtrace &lt;name&gt; [test number] - run CT trace(s)</text:p>
      <text:p text:style-name="P13">assert &lt;file&gt; - run assertions from a file</text:p>
      <text:p text:style-name="P13">init - re-initialize the global environment</text:p>
      <text:p text:style-name="P13">env - list the global symbols in the default environment</text:p>
      <text:p text:style-name="P13">pog [&lt;function/operation&gt;] - generate proof obligations</text:p>
      <text:p text:style-name="P13">break [&lt;file&gt;:]&lt;line#&gt; [&lt;condition&gt;] - create a breakpoint</text:p>
      <text:p text:style-name="P13">break &lt;function/operation&gt; [&lt;condition&gt;] - create a breakpoint</text:p>
      <text:p text:style-name="P13">trace [&lt;file&gt;:]&lt;line#&gt; [&lt;exp&gt;] - create a tracepoint</text:p>
      <text:p text:style-name="P13">trace &lt;function/operation&gt; [&lt;exp&gt;] - create a tracepoint</text:p>
      <text:p text:style-name="P13">remove &lt;breakpoint#&gt; - remove a trace/breakpoint</text:p>
      <text:p text:style-name="P13">list - list breakpoints</text:p>
      <text:p text:style-name="P13">coverage clear|write &lt;dir&gt;|merge &lt;dir&gt;|&lt;filenames&gt; - handle line coverage</text:p>
      <text:p text:style-name="P13">latex|latexdoc [&lt;files&gt;] - generate LaTeX line coverage files</text:p>
      <text:p text:style-name="P13">files - list files in the current specification</text:p>
      <text:p text:style-name="P13">reload - reload the current specification files</text:p>
      <text:p text:style-name="P13">load &lt;files&gt; - replace current loaded specification files</text:p>
      <text:p text:style-name="P13">quit - leave the interpreter</text:p>
      <text:p text:style-name="P13">&gt;</text:p>
      <text:p text:style-name="P11"/>
      <text:p text:style-name="P11"/>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pan text:style-name="T2">types of public static values accessing from the global context. The </text:span><text:span text:style-name="T1">create </text:span><text:span text:style-name="T2">command can be used to create a new (synthetic) public static of a given name, which can then be used in further evaluations.</text:span></text:p>
      <text:p text:style-name="P19">The following example illustrates:</text:p>
      <text:p text:style-name="P11"/>
      <text:p text:style-name="P12">$ cat test.vpp</text:p>
      <text:p text:style-name="P11">class A</text:p>
      <text:p text:style-name="P11"/>
      <text:p text:style-name="P11">instance variables</text:p>
      <text:p text:style-name="P11"><text:s text:c="2"/>si:int;</text:p>
      <text:p text:style-name="P11"><text:s text:c="2"/>sj:int;</text:p>
      <text:p text:style-name="P11"><text:s text:c="2"/>public static sk:int := 123;</text:p>
      <text:p text:style-name="P11"/>
      <text:p text:style-name="P11">operations</text:p>
      <text:p text:style-name="P11"><text:soft-page-break/></text:p>
      <text:p text:style-name="P11">public op: int * int ==&gt; int</text:p>
      <text:p text:style-name="P11"><text:s text:c="2"/>op(i, j) ==</text:p>
      <text:p text:style-name="P11"><text:s text:c="2"/>( si := i;</text:p>
      <text:p text:style-name="P11"><text:s text:c="4"/>sj := j;</text:p>
      <text:p text:style-name="P11"><text:s text:c="4"/>sk := i + j;</text:p>
      <text:p text:style-name="P11"><text:s text:c="4"/>return sk;</text:p>
      <text:p text:style-name="P11"><text:s text:c="2"/>);</text:p>
      <text:p text:style-name="P11"/>
      <text:p text:style-name="P11">public static test: () ==&gt; int</text:p>
      <text:p text:style-name="P11"><text:s text:c="4"/>test() == let a = new A() in a.op(1, 2);</text:p>
      <text:p text:style-name="P11"/>
      <text:p text:style-name="P11">end A</text:p>
      <text:p text:style-name="P11"/>
      <text:p text:style-name="P11"/>
      <text:p text:style-name="P12">$ java -jar vdmj-2.0.1.jar -vdmpp -i test.vpp <text:s text:c="9"/></text:p>
      <text:p text:style-name="P13">Parsed 1 class in 0.236 secs. No syntax errors <text:s text:c="26"/></text:p>
      <text:p text:style-name="P13">Warning 5001: Instance variable 'si' is not initialized in 'A' (test.vpp) at line 4:3</text:p>
      <text:p text:style-name="P13">Warning 5001: Instance variable 'sj' is not initialized in 'A' (test.vpp) at line 5:3</text:p>
      <text:p text:style-name="P13">Type checked 1 class in 0.02 secs. No type errors and 2 warnings <text:s text:c="20"/></text:p>
      <text:p text:style-name="P13">Initialized 1 class in 0.052 secs. <text:s text:c="50"/></text:p>
      <text:p text:style-name="P13">Interpreter started <text:s text:c="65"/></text:p>
      <text:p text:style-name="P12">&gt; classes <text:s text:c="75"/></text:p>
      <text:p text:style-name="P13">A (default) <text:s text:c="73"/></text:p>
      <text:p text:style-name="P12">&gt; state <text:s text:c="77"/></text:p>
      <text:p text:style-name="P13">Command not available in this context <text:s text:c="47"/></text:p>
      <text:p text:style-name="P12">&gt; p new A() <text:s text:c="73"/></text:p>
      <text:p text:style-name="P13">= A{#1, si:=undefined, sj:=undefined, sk:=123}</text:p>
      <text:p text:style-name="P13">Executed in 0.026 secs.</text:p>
      <text:p text:style-name="P12">&gt; env</text:p>
      <text:p text:style-name="P13">test() = (() ==&gt; int)</text:p>
      <text:p text:style-name="P13">sk = 123</text:p>
      <text:p text:style-name="P12">&gt; p test()</text:p>
      <text:p text:style-name="P13">= 3</text:p>
      <text:p text:style-name="P13">Executed in 0.0070 secs.</text:p>
      <text:p text:style-name="P12">&gt; env</text:p>
      <text:p text:style-name="P13">test() = (() ==&gt; int)</text:p>
      <text:p text:style-name="P13">sk = 3</text:p>
      <text:p text:style-name="P12">&gt; p new A().op(123,456)</text:p>
      <text:p text:style-name="P13">= 579</text:p>
      <text:p text:style-name="P13">Executed in 0.0090 secs.</text:p>
      <text:p text:style-name="P12">&gt; env</text:p>
      <text:p text:style-name="P13">test() = (() ==&gt; int)</text:p>
      <text:p text:style-name="P13">sk = 579</text:p>
      <text:p text:style-name="P12">&gt; create a := new A()</text:p>
      <text:p text:style-name="P12">&gt; env</text:p>
      <text:p text:style-name="P13">test() = (() ==&gt; int)</text:p>
      <text:p text:style-name="P13">sk = 579</text:p>
      <text:p text:style-name="P13">a = A{#4, si:=undefined, sj:=undefined, sk:=579}</text:p>
      <text:p text:style-name="P12">&gt; p a.op(111,222)</text:p>
      <text:p text:style-name="P13">= 333</text:p>
      <text:p text:style-name="P13">Executed in 0.0020 secs.</text:p>
      <text:p text:style-name="P12">&gt; env</text:p>
      <text:p text:style-name="P13">test() = (() ==&gt; int)</text:p>
      <text:p text:style-name="P13">sk = 333</text:p>
      <text:p text:style-name="P13">a = A{#4, si:=111, sj:=222, sk:=333}</text:p>
      <text:p text:style-name="P12">&gt; quit</text:p>
      <text:p text:style-name="P18">Bye</text:p>
      <text:p text:style-name="P18"/>
      <text:p text:style-name="P11"/>
      <text:p text:style-name="Text_20_body"><text:span text:style-name="T2">Executing a specification written in the VDM-RT dialect is essentially the same as with VDM++. There is one additional command, </text:span><text:span text:style-name="T1">log</text:span><text:span text:style-name="T2">, which is used to indicate where real-time events from the interpreter should be sent:</text:span></text:p>
      <text:p text:style-name="P12"><text:soft-page-break/></text:p>
      <text:p text:style-name="P12">&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1"/>
      <text:p text:style-name="Text_20_body"><text:span text:style-name="T2">By default, event logging is turned off. But logging can be enabled to the console by using </text:span><text:span text:style-name="T1">log </text:span><text:span text:style-name="T2">with no arguments, or to a file using </text:span><text:span text:style-name="T1">log &lt;filename&gt;</text:span><text:span text:style-name="T2">. Logging can subsequently be turned off again by using </text:span><text:span text:style-name="T1">log off</text:span><text:span text:style-name="T2">. For example, the following can be used to see the real time events for the initialization of a VDM-RT specification:</text:span></text:p>
      <text:p text:style-name="P12"/>
      <text:p text:style-name="P12">&gt; log</text:p>
      <text:p text:style-name="Preformatted_20_Text">RT events now logged to the console</text:p>
      <text:p text:style-name="Preformatted_20_Text"/>
      <text:p text:style-name="P10">&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0">&gt; log off</text:p>
      <text:p text:style-name="Preformatted_20_Text">RT event logging disabled</text:p>
      <text:p text:style-name="P15"><text:s/></text:p>
      <text:p text:style-name="P11"/>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text:soft-page-break/></text:p>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0">&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10">&gt; p new A().f(1,2)</text:p>
      <text:p text:style-name="Preformatted_20_Text">= 0.5</text:p>
      <text:p text:style-name="Preformatted_20_Text">Executed in 0.036 secs. </text:p>
      <text:p text:style-name="Preformatted_20_Text">&gt; </text:p>
      <text:p text:style-name="P10">&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Detailed coverage information is available with the </text:span><text:span text:style-name="T1">latex </text:span><text:span text:style-name="T2">and </text:span><text:span text:style-name="T1">latexdoc </text:span><text:span text:style-name="T2">commands. These write LaTeX </text:span><text:soft-page-break/><text:span text:style-name="T2">files with parts of the specification highlighted where they have not been executed. The LaTeX output also contains a table of percentage cover by module/class and the number of times functions and operations were hit during the execution. The </text:span><text:span text:style-name="T1">latexdoc </text:span><text:span text:style-name="T2">command is the same, except that output files are wrapped in LaTeX document headers. The output files are written to the same directory as source files, one per source file, with the extension .tex.</text:span></text:p>
      <text:p text:style-name="P11"/>
      <text:p text:style-name="P12">&gt; latex</text:p>
      <text:p text:style-name="P11">Latex coverage written to coverage.vpp.tex</text:p>
      <text:p text:style-name="P11">&gt;</text:p>
      <text:p text:style-name="P11"/>
      <text:p text:style-name="Text_20_body"><text:span text:style-name="T2">Coverage information is reset when a specification is loaded, or when the command </text:span><text:span text:style-name="T1">coverage clear </text:span><text:span text:style-name="T2">is executed, otherwise coverage is cumulative. If several files are loaded, the coverage for just one </text:span><text:span text:style-name="T2">source file can be listed with </text:span><text:span text:style-name="T1">coverage</text:span><text:span text:style-name="T2"> &lt;</text:span><text:span text:style-name="T1">file</text:span><text:span text:style-name="T2">&gt; or </text:span><text:span text:style-name="T1">latex &lt;file&gt;.</text:span></text:p>
      <text:list xml:id="list32480855" text:continue-numbering="true" text:style-name="Outline">
        <text:list-item>
          <text:list>
            <text:list-item>
              <text:list>
                <text:list-item>
                  <text:h text:style-name="P33" text:outline-level="3">Suppressing Runtime Checks</text:h>
                </text:list-item>
              </text:list>
            </text:list-item>
          </text:list>
        </text:list-item>
      </text:list>
      <text:p text:style-name="P19">By default, the interpreter will evaluate all preconditions, postconditions, state and type invariants, and perform dynamic type checking when values are manipulated in a specification.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 </text:span><text:span text:style-name="T2">and </text:span><text:span text:style-name="T1">-dtc </text:span><text:span text:style-name="T2">options to selectively suppress them.</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SL) and class invariants (in VDM++ and VDM-RT). The </text:span><text:span text:style-name="T1">-dtc </text:span><text:span text:style-name="T2">option (</text:span><text:span text:style-name="T1">dynamic type checking</text:span><text:span text:style-name="T2">) is equivalent to </text:span><text:span text:style-name="T1">-inv </text:span><text:span text:style-name="T2">plus suppression of the checks that occur whenever a value of one type is assigned to another (eg. in parameter passing, result returns, in "let" definitions and binds, variable initializers etc). </text:span></text:p>
      <text:list xml:id="list32480888" text:continue-numbering="true" text:style-name="Outline">
        <text:list-item>
          <text:list>
            <text:list-item>
              <text:h text:style-name="P29" text:outline-level="2">Debugging</text:h>
              <text:list>
                <text:list-item>
                  <text:h text:style-name="P33" text:outline-level="3">Single-threaded Debugging</text:h>
                </text:list-item>
              </text:list>
            </text:list-item>
          </text:list>
        </text:list-item>
      </text:list>
      <text:p text:style-name="P19">As well as evaluating expressions and displaying the value of state variables, the interpreter is able to stop execution part way through an evaluation, and allow the evaluation to be single-stepped or traced, and intermediate values displayed.</text:p>
      <text:p text:style-name="P1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from section 2.3, we can stop on the </text:span><text:span text:style-name="T1">op </text:span><text:span text:style-name="T2">operation as follows:</text:span></text:p>
      <text:p text:style-name="P11"/>
      <text:p text:style-name="P14">&gt; break op <text:s text:c="74"/></text:p>
      <text:p text:style-name="P15">Created break [1] in 'A' (test.vpp) at line 12:3 <text:s text:c="36"/></text:p>
      <text:p text:style-name="P15">12: <text:s text:c="3"/>( si := i; <text:s text:c="67"/></text:p>
      <text:p text:style-name="P14">&gt; p test() <text:s text:c="74"/></text:p>
      <text:p text:style-name="P15">Stopped break [1] in 'A' (test.vpp) at line 12:3 <text:s text:c="36"/></text:p>
      <text:p text:style-name="P15">12: <text:s text:c="3"/>( si := i; <text:s text:c="67"/></text:p>
      <text:p text:style-name="P14">[MainThread-7]&gt; help <text:s text:c="64"/></text:p>
      <text:p text:style-name="P15">step - step one expression/statement <text:s text:c="48"/></text:p>
      <text:p text:style-name="P15">next - step over functions or operations <text:s text:c="44"/></text:p>
      <text:p text:style-name="P15">out - run to the return of functions or operations <text:s text:c="34"/></text:p>
      <text:p text:style-name="P15">...</text:p>
      <text:p text:style-name="P15">load &lt;files&gt; - replace current loaded specification files <text:s text:c="27"/></text:p>
      <text:p text:style-name="P15">quit - leave the interpreter <text:s text:c="56"/></text:p>
      <text:p text:style-name="P14">[MainThread-7]&gt; stack <text:s text:c="63"/></text:p>
      <text:p text:style-name="P15">Stopped at break [1] in 'A' (test.vpp) at line 12:3 <text:s text:c="33"/></text:p>
      <text:p text:style-name="P15"><text:s text:c="8"/>j = 2 <text:s text:c="71"/></text:p>
      <text:p text:style-name="P15"><text:s text:c="8"/>i = 1 <text:s text:c="71"/></text:p>
      <text:p text:style-name="P15"><text:s text:c="8"/>self = A{#1, si:=undefined, sj:=undefined, sk:=123} <text:s text:c="25"/></text:p>
      <text:p text:style-name="P15">In object context of op(i, j) in 'A' (test.vpp) at line 19:34 <text:s text:c="23"/></text:p>
      <text:p text:style-name="P15">In context of let statement in 'A' (test.vpp) at line 19:15 <text:s text:c="25"/></text:p>
      <text:p text:style-name="P15">In class context of test() in 'A' (console) at line 1:1 <text:s text:c="29"/></text:p>
      <text:p text:style-name="P15">In root context of global static scope <text:s text:c="46"/></text:p>
      <text:p text:style-name="P14">[MainThread-7]&gt; source <text:s text:c="62"/></text:p>
      <text:p text:style-name="P15">7: <text:s text:c="82"/></text:p>
      <text:p text:style-name="P15">8: <text:s/>operations <text:s text:c="70"/></text:p>
      <text:p text:style-name="P15">9: <text:s text:c="82"/></text:p>
      <text:p text:style-name="P15">10: <text:s/>public op: int * int ==&gt; int <text:s text:c="51"/></text:p>
      <text:p text:style-name="P15">11: <text:s text:c="3"/>op(i, j) == <text:s text:c="66"/></text:p>
      <text:p text:style-name="P15">12:&gt;&gt; <text:s/>( si := i; <text:s text:c="67"/></text:p>
      <text:p text:style-name="P15">13: <text:s text:c="5"/>sj := j; <text:s text:c="67"/></text:p>
      <text:p text:style-name="P15">14: <text:s text:c="5"/>sk := i + j; <text:s text:c="63"/></text:p>
      <text:p text:style-name="P15">15: <text:s text:c="5"/>return sk; <text:s text:c="65"/></text:p>
      <text:p text:style-name="P15">16: <text:s text:c="3"/>); <text:s text:c="75"/></text:p>
      <text:p text:style-name="P15">17: <text:s text:c="81"/></text:p>
      <text:p text:style-name="P14">[MainThread-7]&gt; down <text:s text:c="64"/></text:p>
      <text:p text:style-name="P15">In context of let statement in 'A' (test.vpp) at line 19:15 <text:s text:c="25"/></text:p>
      <text:p text:style-name="P14">[MainThread-7]&gt; stack <text:s text:c="63"/></text:p>
      <text:p text:style-name="P15">Stopped at break [1] in 'A' (test.vpp) at line 12:3 <text:s text:c="33"/></text:p>
      <text:p text:style-name="P15"><text:s text:c="8"/>a = A{#1, si:=undefined, sj:=undefined, sk:=123} <text:s text:c="28"/></text:p>
      <text:p text:style-name="P15">In context of let statement in 'A' (test.vpp) at line 19:15 <text:s text:c="25"/></text:p>
      <text:p text:style-name="P15">In class context of test() in 'A' (console) at line 1:1 <text:s text:c="29"/></text:p>
      <text:p text:style-name="P15">In root context of global static scope</text:p>
      <text:p text:style-name="P14">[MainThread-7]&gt; print a</text:p>
      <text:p text:style-name="P15">a = A{#1, si:=undefined, sj:=undefined, sk:=123}</text:p>
      <text:p text:style-name="P14">[MainThread-7]&gt; step</text:p>
      <text:p text:style-name="P15"><text:soft-page-break/>Stopped in 'A' (test.vpp) at line 13:5</text:p>
      <text:p text:style-name="P15">13: <text:s text:c="5"/>sj := j;</text:p>
      <text:p text:style-name="P14">[MainThread-7]&gt; step</text:p>
      <text:p text:style-name="P15">Stopped in 'A' (test.vpp) at line 14:5</text:p>
      <text:p text:style-name="P15">14: <text:s text:c="5"/>sk := i + j;</text:p>
      <text:p text:style-name="P14">[MainThread-7]&gt; step</text:p>
      <text:p text:style-name="P15">Stopped in 'A' (test.vpp) at line 15:5</text:p>
      <text:p text:style-name="P15">15: <text:s text:c="5"/>return sk;</text:p>
      <text:p text:style-name="P14">[MainThread-7]&gt; step</text:p>
      <text:p text:style-name="P15">= 3</text:p>
      <text:p text:style-name="P15">Executed in 83.143 secs.</text:p>
      <text:p text:style-name="P14">&gt; list</text:p>
      <text:p text:style-name="P15">break [1] in 'A' (test.vpp) at line 12:3</text:p>
      <text:p text:style-name="P15">12: <text:s text:c="3"/>( si := i;</text:p>
      <text:p text:style-name="P14">&gt; break op i &lt; 10</text:p>
      <text:p text:style-name="P15">Created break [2] when "i &lt; 10" in 'A' (test.vpp) at line 12:3</text:p>
      <text:p text:style-name="P15">12: <text:s text:c="3"/>( si := i;</text:p>
      <text:p text:style-name="P14">&gt; print new A().op(1,2)</text:p>
      <text:p text:style-name="P15">Stopped break [2] when "i &lt; 10" in 'A' (test.vpp) at line 12:3</text:p>
      <text:p text:style-name="P15">12: <text:s text:c="3"/>( si := i;</text:p>
      <text:p text:style-name="P14">[MainThread-8]&gt; continue</text:p>
      <text:p text:style-name="P15">= 3</text:p>
      <text:p text:style-name="P15">Executed in 21.217 secs.</text:p>
      <text:p text:style-name="P14">&gt; print new A().op(100,200)</text:p>
      <text:p text:style-name="P15">= 300</text:p>
      <text:p text:style-name="P15">Executed in 0.0020 secs.</text:p>
      <text:p text:style-name="P15">&gt;</text:p>
      <text:p text:style-name="P15"/>
      <text:p text:style-name="P13"/>
      <text:p text:style-name="P1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0">&gt; break 12 = 4</text:p>
      <text:p text:style-name="P18">Created break [1] when "= 4" in 'A' (test.vpp) at line 12:3</text:p>
      <text:p text:style-name="P18">12: <text:s text:c="3"/>( si := i;</text:p>
      <text:p text:style-name="P10">&gt; break 12 &gt; 4</text:p>
      <text:p text:style-name="P18">Created break [2] when "&gt; 4" in 'A' (test.vpp) at line 12:3</text:p>
      <text:p text:style-name="P18">12: <text:s text:c="3"/>( si := i;</text:p>
      <text:p text:style-name="P10">&gt; break 12 &gt;= 4</text:p>
      <text:p text:style-name="P18">Created break [3] when "&gt;= 4" in 'A' (test.vpp) at line 12:3</text:p>
      <text:p text:style-name="P18">12: <text:s text:c="3"/>( si := i;</text:p>
      <text:p text:style-name="P10">&gt; break 12 mod 4</text:p>
      <text:p text:style-name="P18">Created break [4] when "mod 4" in 'A' (test.vpp) at line 12:3</text:p>
      <text:p text:style-name="P18">12: <text:s text:c="3"/>( si := i;</text:p>
      <text:p text:style-name="P18">&gt;</text:p>
      <text:p text:style-name="Preformatted_20_Text"/>
      <text:p text:style-name="Preformatted_20_Text"/>
      <text:p text:style-name="Text_20_body">These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text:p>
      <text:p text:style-name="Preformatted_20_Text"/>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step over and out of functions/operations). <text:s/>You can </text:span><text:span text:style-name="T1">list</text:span><text:span text:style-name="T2"> and </text:span><text:span text:style-name="T1">remove</text:span><text:span text:style-name="T2"> breakpoints by number.</text:span></text:p>
      <text:p text:style-name="Text_20_body"><text:span text:style-name="T2">Tracepoints are similar to breakpoints, except there is an implicit </text:span><text:span text:style-name="T1">continue </text:span><text:span text:style-name="T2">command after they have printed the value of the expression they contain:</text:span></text:p>
      <text:p text:style-name="P11"/>
      <text:p text:style-name="P10">&gt; trace 14 sk</text:p>
      <text:p text:style-name="P18"><text:soft-page-break/>Created trace [1] show "sk" in 'A' (test.vpp) at line 14:5</text:p>
      <text:p text:style-name="P18">14: <text:s text:c="5"/>sk := i + j;</text:p>
      <text:p text:style-name="P10">&gt; p test()</text:p>
      <text:p text:style-name="P18">sk = 123 at [1]</text:p>
      <text:p text:style-name="P18">= 3</text:p>
      <text:p text:style-name="P18">Executed in 0.026 secs.</text:p>
      <text:p text:style-name="P18">&gt;</text:p>
      <text:p text:style-name="P13"/>
      <text:p text:style-name="P19">Note that new breakpoints and tracepoints can be set when stopped in the debugger (ie. when the command prompt is “[thread-name-n]&gt;”). <text:s/>Setting a trace or breakpoint at the same location as an existing one replaces the existing one silently.</text:p>
      <text:p text:style-name="P19">Some commonly used commands can be abbreviated to a single letter: s for step, n for next, o for out, p for print, c for continue.</text:p>
      <text:p text:style-name="P1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0">&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0">[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0">[MainThread-7]&gt; p x</text:p>
      <text:p text:style-name="Preformatted_20_Text">x = -1</text:p>
      <text:p text:style-name="P10">[MainThread-7]&gt; p y</text:p>
      <text:p text:style-name="Preformatted_20_Text">y = 0</text:p>
      <text:p text:style-name="P10">[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32470488" text:continue-numbering="true" text:style-name="Outline">
        <text:list-item>
          <text:list>
            <text:list-item>
              <text:list>
                <text:list-item>
                  <text:h text:style-name="Heading_20_3" text:outline-level="3">VDM++ 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ext:soft-page-break/>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0">&gt; break op</text:p>
      <text:p text:style-name="Preformatted_20_Text">Created break [1] in 'A' (threads.vpp) at line 5:9</text:p>
      <text:p text:style-name="Preformatted_20_Text">5: <text:s/><text:tab/><text:tab/>(</text:p>
      <text:p text:style-name="P10">&gt; p new A().run()</text:p>
      <text:p text:style-name="Preformatted_20_Text">Stopped in 'A' (threads.vpp) at line 14:27</text:p>
      <text:p text:style-name="Preformatted_20_Text">14: <text:s/><text:tab/><text:tab/><text:tab/>while true do skip</text:p>
      <text:p text:style-name="P10">[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7">RUNNING</text:span>)</text:p>
      <text:p text:style-name="Preformatted_20_Text">PeriodicThread-11 (RUNNABLE)</text:p>
      <text:p text:style-name="P10">[MainThread-7]&gt; c</text:p>
      <text:p text:style-name="Preformatted_20_Text">Stopped break [1] in 'A' (threads.vpp) at line 5:9</text:p>
      <text:p text:style-name="Preformatted_20_Text">5: <text:s/><text:tab/><text:tab/>(</text:p>
      <text:p text:style-name="P10">[PeriodicThread-8]&gt; c</text:p>
      <text:p text:style-name="Preformatted_20_Text">Thread 8...</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9]&gt; c</text:p>
      <text:p text:style-name="Preformatted_20_Text">Thread 9...</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0]&gt; c</text:p>
      <text:p text:style-name="Preformatted_20_Text">Thread 10...</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1]&gt; c</text:p>
      <text:p text:style-name="Preformatted_20_Text">Thread 11...</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2]&gt; c</text:p>
      <text:p text:style-name="Preformatted_20_Text">Thread 12...</text:p>
      <text:p text:style-name="Preformatted_20_Text"><text:soft-page-break/>Stopped in 'A' (threads.vpp) at line 14:27</text:p>
      <text:p text:style-name="Preformatted_20_Text">14: <text:s/><text:tab/><text:tab/><text:tab/>while true do skip</text:p>
      <text:p text:style-name="P10">[MainThread-7]&gt; remove 1</text:p>
      <text:p text:style-name="Preformatted_20_Text">Cleared break [1] in 'A' (threads.vpp) at line 5:9</text:p>
      <text:p text:style-name="Preformatted_20_Text">5: <text:s/><text:tab/><text:tab/>(</text:p>
      <text:p text:style-name="P10">[MainThread-7]&gt; c</text:p>
      <text:p text:style-name="Preformatted_20_Text">Stopped break [1] in 'A' (threads.vpp) at line 5:9</text:p>
      <text:p text:style-name="Preformatted_20_Text">5: <text:s/><text:tab/><text:tab/>(</text:p>
      <text:p text:style-name="P10">[PeriodicThread-13]&gt; c</text:p>
      <text:p text:style-name="Preformatted_20_Text">Thread 13...</text:p>
      <text:p text:style-name="Preformatted_20_Text">Thread 14...</text:p>
      <text:p text:style-name="Preformatted_20_Text">Thread 15...</text:p>
      <text:p text:style-name="Preformatted_20_Text">Thread 16...</text:p>
      <text:p text:style-name="P15">Thread 17...</text:p>
      <text:p text:style-name="P10"/>
      <text:p text:style-name="P15"/>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er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32471733" text:continue-numbering="true" text:style-name="Outline">
        <text:list-item>
          <text:list>
            <text:list-item>
              <text:list>
                <text:list-item>
                  <text:h text:style-name="P34"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0">$ java -jar vdmjc-2.0.0.jar &lt;-vdmsl | -vdmpp | -vdmrt&gt; [command]</text:p>
      <text:p text:style-name="Preformatted_20_Text"/>
      <text:p text:style-name="Preformatted_20_Text"/>
      <text:p text:style-name="Text_20_body">The behaviour can be changed by settings in a <text:span text:style-name="T1">vdmjc.properties </text:span><text:span text:style-name="T2">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2">command will always show you what you can do:</text:span></text:p>
      <text:p text:style-name="P11"/>
      <text:p text:style-name="P11">Dialect is VDM_RT</text:p>
      <text:p text:style-name="Preformatted_20_Text">&gt; <text:span text:style-name="T7">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5">&gt;</text:p>
      <text:p text:style-name="P15"/>
      <text:p text:style-name="P15"/>
      <text:p text:style-name="Text_20_body">To load a specification, starting an instance of VDMJ, you use the <text:span text:style-name="T1">load </text:span><text:span text:style-name="T2">command:</text:span></text:p>
      <text:p text:style-name="P15"/>
      <text:p text:style-name="Preformatted_20_Text">&gt; <text:span text:style-name="T7">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15"><text:soft-page-break/>[Id 1: STARTING]&gt; </text:p>
      <text:p text:style-name="P15"/>
      <text:p text:style-name="P15"/>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2">command:</text:span></text:p>
      <text:p text:style-name="Preformatted_20_Text"/>
      <text:p text:style-name="Preformatted_20_Text">[Id 1: STARTING]&gt; <text:span text:style-name="T7">p new A().Get()</text:span></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4.1.</text:p>
      <text:p text:style-name="Text_20_body">Note that the final state of the system is STOPPED rather than STARTING now. This reflects the way the remote debugging protocol works<text:note text:id="ftn1" text:note-class="footnote"><text:note-citation>1</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reformatted_20_Text">[Id 1: STOPPED]&gt; <text:span text:style-name="T7">p obj1</text:span></text:p>
      <text:p text:style-name="Preformatted_20_Text">[Id 1: RUNNING]&gt; </text:p>
      <text:p text:style-name="Preformatted_20_Text">obj1 = A{#2, val:=0}</text:p>
      <text:p text:style-name="Preformatted_20_Text"/>
      <text:p text:style-name="P10">[Id 1: STOPPED]&gt; p obj1.Set(123)</text:p>
      <text:p text:style-name="Preformatted_20_Text">[Id 1: RUNNING]&gt; </text:p>
      <text:p text:style-name="Preformatted_20_Text">obj1.Set(123) = ()</text:p>
      <text:p text:style-name="Preformatted_20_Text">[Id 1: STOPPED]&gt; </text:p>
      <text:p text:style-name="Preformatted_20_Text"/>
      <text:p text:style-name="Preformatted_20_Text">[Id 1: STOPPED]&gt; <text:span text:style-name="T7">p obj1</text:span></text:p>
      <text:p text:style-name="Preformatted_20_Text">[Id 1: RUNNING]&gt; </text:p>
      <text:p text:style-name="Preformatted_20_Text">obj1 = A{#2, val:=123}</text:p>
      <text:p text:style-name="P15">[Id 1: STOPPED]&gt;</text:p>
      <text:p text:style-name="P15"/>
      <text:p text:style-name="P15"/>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reformatted_20_Text"/>
      <text:p text:style-name="P21"/>
      <text:p text:style-name="Text_20_body">To illustrate threaded debugging, we use the <text:span text:style-name="T1">factorial </text:span><text:span text:style-name="T2">example from the CSK VDM++ manual.</text:span></text:p>
      <text:p text:style-name="Preformatted_20_Text"/>
      <text:p text:style-name="P10">[Id 1: STARTING]&gt; break 35</text:p>
      <text:p text:style-name="Preformatted_20_Text">Breakpoint [1] set</text:p>
      <text:p text:style-name="P10">[Id 1: STARTING]&gt; p new Factorial().factorial(2)</text:p>
      <text:p text:style-name="Preformatted_20_Text"><text:soft-page-break/>[Id 1: RUNNING]&gt; </text:p>
      <text:p text:style-name="Preformatted_20_Text">[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10">[Id 1: BREAK]&gt; thread 8</text:p>
      <text:p text:style-name="P10">[Id 8: BREAK]&gt; p i</text:p>
      <text:p text:style-name="Preformatted_20_Text">[Id 8: BREAK]&gt; </text:p>
      <text:p text:style-name="Preformatted_20_Text">i = 1</text:p>
      <text:p text:style-name="P10">[Id 8: BREAK]&gt; p j</text:p>
      <text:p text:style-name="Preformatted_20_Text">[Id 8: BREAK]&gt; </text:p>
      <text:p text:style-name="Preformatted_20_Text">j = 2</text:p>
      <text:p text:style-name="P10">[Id 8: BREAK]&gt; c</text:p>
      <text:p text:style-name="P10">[Id 8: RUNNING]&gt; thread 1</text:p>
      <text:p text:style-name="P10">[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9: BREAK</text:p>
      <text:p text:style-name="P10">[Id 1: BREAK]&gt; thread 9</text:p>
      <text:p text:style-name="P10">[Id 9: BREAK]&gt; p j</text:p>
      <text:p text:style-name="Preformatted_20_Text">[Id 9: BREAK]&gt; </text:p>
      <text:p text:style-name="Preformatted_20_Text">j = 1</text:p>
      <text:p text:style-name="P10">[Id 9: BREAK]&gt; c</text:p>
      <text:p text:style-name="P10">[Id 9: RUNNING]&gt; thread 8</text:p>
      <text:p text:style-name="P10">[Id 8: BREAK]&gt; c</text:p>
      <text:p text:style-name="Preformatted_20_Text">[Id 8: RUNNING]&gt; </text:p>
      <text:p text:style-name="Preformatted_20_Text">Thread stopped: Id 9: STOPPED</text:p>
      <text:p text:style-name="P10">[Id 8: RUNNING]&gt; thread 1</text:p>
      <text:p text:style-name="P10">[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text:soft-page-break/>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10: BREAK</text:p>
      <text:p text:style-name="P10">[Id 1: BREAK]&gt; thread 10</text:p>
      <text:p text:style-name="P10">[Id 10: BREAK]&gt; c</text:p>
      <text:p text:style-name="P10">[Id 10: RUNNING]&gt; thread 8</text:p>
      <text:p text:style-name="P10">[Id 8: BREAK]&gt; c</text:p>
      <text:p text:style-name="Preformatted_20_Text">[Id 8: RUNNING]&gt; </text:p>
      <text:p text:style-name="Preformatted_20_Text">Thread stopped: Id 10: STOPPED</text:p>
      <text:p text:style-name="P10">[Id 8: RUNNING]&gt; thread 1</text:p>
      <text:p text:style-name="P10">[Id 1: BREAK]&gt; c</text:p>
      <text:p text:style-name="Preformatted_20_Text">[Id 1: RUNNING]&gt; </text:p>
      <text:p text:style-name="Preformatted_20_Text">Thread stopped: Id 8: STOPPED</text:p>
      <text:p text:style-name="P10">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2">command shows that both threads have stopped because of the breakpoint, and the </text:span><text:span text:style-name="T1">thread 8 </text:span><text:span text:style-name="T2">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19">This is confusing, as with the simple command line debugger. But with VDMJC, as with a GUI, you can switch to any thread context you wish at any time.</text:p>
      <text:p text:style-name="P19">Similarly, tracepoints can be used to display variables without stopping:</text:p>
      <text:p text:style-name="P11"/>
      <text:p text:style-name="Preformatted_20_Text"><text:span text:style-name="T2">[Id 1: STOPPED]&gt; </text:span><text:span text:style-name="T3">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reformatted_20_Text">[Id 1: STOPPED]&gt; <text:span text:style-name="T7">p new Factorial().factorial(3)</text:span></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0">new Factorial().factorial(3) = 6</text:p>
      <text:p text:style-name="Preformatted_20_Text">[Id 1: STOPPED]&gt; </text:p>
      <text:p text:style-name="Preformatted_20_Text">[Id 15: RUNNING] mk_(i,j) = mk_(2, 2) at [2]</text:p>
      <text:p text:style-name="P15">[Id 1: STOPPED]&gt;</text:p>
      <text:p text:style-name="P15"/>
      <text:p text:style-name="P15"/>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2">command:</text:span></text:p>
      <text:p text:style-name="P11"><text:soft-page-break/></text:p>
      <text:p text:style-name="Preformatted_20_Text"><text:span text:style-name="T2">[Id 1: STOPPED]&gt; </text:span><text:span text:style-name="T3">quit</text:span></text:p>
      <text:p text:style-name="Preformatted_20_Text">Terminating VDMJ process</text:p>
      <text:p text:style-name="P15">&gt;</text:p>
      <text:p text:style-name="P15"/>
      <text:p text:style-name="P15"/>
      <text:p text:style-name="Text_20_body">This returns to the original VDMJC prompt, as no specification is now loaded. It does not leave the client immediately (a further <text:span text:style-name="T1">quit </text:span><text:span text:style-name="T2">will do that).</text:span></text:p>
      <text:p text:style-name="Text_20_body"><text:span text:style-name="T2">The other way to start a specification from this point is to use the </text:span><text:span text:style-name="T1">eval </text:span><text:span text:style-name="T2">command rather than </text:span><text:span text:style-name="T1">load</text:span><text:span text:style-name="T2">. This is very similar, except an expression is prompted for at the start, and it is executed via the </text:span><text:span text:style-name="T1">run </text:span><text:span text:style-name="T2">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1"/>
      <text:p text:style-name="Preformatted_20_Text">&gt; <text:span text:style-name="T7">eval factorial.vpp</text:span></text:p>
      <text:p text:style-name="Preformatted_20_Text">Evaluate: <text:span text:style-name="T7">new Factorial().factorial(4)</text:span></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reformatted_20_Text">[Id 1: STARTING]&gt; <text:span text:style-name="T7">run</text:span></text:p>
      <text:p text:style-name="Preformatted_20_Text">[Id 1: RUNNING]&gt; </text:p>
      <text:p text:style-name="Preformatted_20_Text">stdout: 24</text:p>
      <text:p text:style-name="Preformatted_20_Text">[Id 1: STOPPED]&gt; </text:p>
      <text:p text:style-name="Preformatted_20_Text"/>
      <text:list xml:id="list32462015"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2"> [7].</text:span></text:p>
      <text:p text:style-name="P1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2">To provide this, a class or module may defined a "traces" section that defines an arbitrary number of trace specifications. Each of these is a </text:span><text:span text:style-name="T1">pattern </text:span><text:span text:style-name="T2">which expands into a number of operation call sequences to be made against one or more instances of the classes under test (which is usually not the class with the traces definition).</text:span></text:p>
      <text:p text:style-name="P19">For example:</text:p>
      <text:p text:style-name="P11"/>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1">class Tester</text:p>
      <text:p text:style-name="P11">instance variables</text:p>
      <text:p text:style-name="P11"><text:tab/>obj:Tested := new Tested();</text:p>
      <text:p text:style-name="P11"/>
      <text:p text:style-name="P11">traces</text:p>
      <text:p text:style-name="P11"><text:tab/>test1: obj.op1();</text:p>
      <text:p text:style-name="P11"><text:tab/>test2: obj.op1(); obj.op1(); obj.op1();</text:p>
      <text:p text:style-name="P11"/>
      <text:p text:style-name="P11">end Tester</text:p>
      <text:p text:style-name="P11"/>
      <text:p text:style-name="P11"/>
      <text:p text:style-name="P19">This defines a class called Tester which is designed to test the class Tested. Notice that the Tester creates an instance of the object to be tested (obj) and that this object is referenced in the trace clauses, where a sequence of operation calls are specified. VDMJ provides a runtrace command to execute such traces.</text:p>
      <text:p text:style-name="P19">If this specification is loaded into the VDMJ interpreter, the following output is produced:</text:p>
      <text:p text:style-name="P11"/>
      <text:p text:style-name="P10">&gt; runtrace Tester`test1</text:p>
      <text:p text:style-name="Preformatted_20_Text">Test 1 = obj.op1()</text:p>
      <text:p text:style-name="Preformatted_20_Text">Result = [1, PASSED]</text:p>
      <text:p text:style-name="Preformatted_20_Text">Executed in 0.04 secs.</text:p>
      <text:p text:style-name="Preformatted_20_Text"/>
      <text:p text:style-name="P10">&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 followed by a <text:span text:style-name="T1">verdict </text:span><text:span text:style-name="T2">on how the test sequence completed.</text:span></text:p>
      <text:p text:style-name="P19">Suppose, based on the tests above, that the Tested class was really designed to have the op1 operation called a number of times in sequence. We've tested one call, and three calls. But what <text:soft-page-break/>about testing two, or a hundred and two, and everything in between? Rather than specifying all these test cases individually, combinatorial testing allows you to specify repetition patterns for operation calls. So, for example, if test2 is changed to</text:p>
      <text:p text:style-name="P11"/>
      <text:p text:style-name="Preformatted_20_Text"><text:span text:style-name="T2"><text:tab/>test2: obj.op1()</text:span><text:span text:style-name="T3">{1,5}</text:span></text:p>
      <text:p text:style-name="P11"/>
      <text:p text:style-name="P11"/>
      <text:p text:style-name="P19">That indicates that the op1 call is to be made once, then twice, then three times and so on, up to five times – ie. this single trace specification actually describes five separate tests:</text:p>
      <text:p text:style-name="P11"/>
      <text:p text:style-name="P12">&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19">Notice that now there are five tests listed, Test 1 to Test 5, and that they each have one more op1 call than the previous. Note also that the object being tested has been <text:span text:style-name="T1">initialized</text:span> between each test – since the results start at 1 every time.</text:p>
      <text:p text:style-name="P1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17"><text:tab/><text:tab/>let x in set {1,...,10} be <text:span text:style-name="T4">st</text:span> x <text:span text:style-name="T4">mod</text:span> 2 = 0 in</text:p>
      <text:p text:style-name="Preformatted_20_Text"><text:tab/><text:tab/><text:tab/>let y = x + 1 in</text:p>
      <text:p text:style-name="P17"><text:tab/><text:tab/><text:tab/><text:tab/>(<text:span text:style-name="T4">obj</text:span>.op1(); <text:span text:style-name="T4">obj</text:span>.op2(x,y){1,2} | <text:span text:style-name="T4">obj</text:span>.op1())</text:p>
      <text:p text:style-name="P17"/>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xt:soft-page-break/>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5">Executed in 0.032 secs.</text:p>
      <text:p text:style-name="P15"/>
      <text:p text:style-name="P15"/>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17"><text:tab/>public op2: <text:span text:style-name="T4">int</text:span> * <text:span text:style-name="T4">int</text:span> ==&gt; <text:span text:style-name="T4">int</text:span></text:p>
      <text:p text:style-name="P17"><text:tab/><text:tab/>op2(x, y) == ( total := total + x + y; return total; )</text:p>
      <text:p text:style-name="P17"><text:tab/><text:tab/>post total &lt; 10;</text:p>
      <text:p text:style-name="Preformatted_20_Tex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7">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7">FAILED</text:span>]</text:p>
      <text:p text:style-name="Preformatted_20_Text">Test 5 = obj.op1(); obj.op2(4, 5); obj.op2(4, 5)</text:p>
      <text:p text:style-name="Preformatted_20_Text">Test 5 <text:span text:style-name="T7">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text:soft-page-break/>precise debugging, it is possible to pass a single test number to the trace operation, which will cause just one test to be executed – and therefore debugged in isolation. For example:</text:p>
      <text:p text:style-name="Preformatted_20_Text"/>
      <text:p text:style-name="Preformatted_20_Text">traces</text:p>
      <text:p text:style-name="Preformatted_20_Text"><text:span text:style-name="T8"><text:tab/>T1: let x in set {111, 222} in obj.</text:span><text:span text:style-name="T5">op</text:span><text:span text:style-name="T9">(x){1, 3}</text:span></text:p>
      <text:p text:style-name="Preformatted_20_Text"/>
      <text:p text:style-name="Preformatted_20_Text"/>
      <text:p text:style-name="P14">&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14">&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0">&gt; break op</text:p>
      <text:p text:style-name="Preformatted_20_Text">Created break [1] in 'Tested' (test.vpp) at line 10:18</text:p>
      <text:p text:style-name="Preformatted_20_Text">10: <text:s/><text:tab/><text:tab/>op(a) == ( total := total + a; return total; );</text:p>
      <text:p text:style-name="P10">&gt; runtrace Tester`T1 5</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0</text:p>
      <text:p text:style-name="P10">[CTMainThread-14]&gt; c</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222</text:p>
      <text:p text:style-name="P10">[CTMainThread-14]&gt; p a</text:p>
      <text:p text:style-name="Preformatted_20_Text">a = 222</text:p>
      <text:p text:style-name="P10">[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0">&gt; runtrace Tester`T1 8</text:p>
      <text:p text:style-name="Preformatted_20_Text">Error: Trace Tester`T1 only has 6 tests</text:p>
      <text:p text:style-name="Preformatted_20_Text"/>
      <text:p text:style-name="Text_20_body"/>
      <text:list xml:id="list32452773"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0">$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0">$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0">$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0">$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5">&gt; </text:p>
      <text:p text:style-name="Preformatted_20_Text"/>
      <text:p text:style-name="Text_20_body">Appendix B lists the character set names that may be used with -c or -t.</text:p>
      <text:list xml:id="list32453659"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which is on the Java classpath. <text:s/>If the file is not present, or an entry is missing from the file, then the default value is used (shown for each name below).</text:p>
      <text:p text:style-name="Text_20_body">The default vdmj.properties file is as follows:</text:p>
      <text:p text:style-name="Text_20_body"/>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o avoid perfectly deterministic execution (and so reveal synchronization problems that worked "by 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text:soft-page-break/></text:p>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extra diagnostics for guards etc. */</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32482705"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0"/>
      <text:p text:style-name="Preformatted_20_Text">&gt;<text:span text:style-name="T7">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10">seq</text:span> of M;</text:p>
      <text:p text:style-name="Preformatted_20_Text">--<text:span text:style-name="T10">inv</text:span> Q == </text:p>
      <text:p text:style-name="Preformatted_20_Text">-- <text:s/><text:span text:style-name="T10">forall</text:span> a in set <text:span text:style-name="T10">elems</text:span> Q &amp;</text:p>
      <text:p text:style-name="Preformatted_20_Text">-- <text:s text:c="3"/>(not exists b in set <text:span text:style-name="T10">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10">nat</text:span></text:p>
      <text:p text:style-name="Preformatted_20_Text"><text:s text:c="5"/>stop : <text:span text:style-name="T10">nat</text:span></text:p>
      <text:p text:style-name="Preformatted_20_Text"><text:span text:style-name="T10">inv</text:span> mk_M(-, a, b) == (b &gt;= a)</text:p>
      <text:p text:style-name="Preformatted_20_Text"/>
      <text:p text:style-name="Preformatted_20_Text"/>
      <text:p text:style-name="Preformatted_20_Text">state Memory of</text:p>
      <text:p text:style-name="Preformatted_20_Text"><text:s text:c="2"/><text:span text:style-name="T10">rseed</text:span>: <text:span text:style-name="T10">nat</text:span></text:p>
      <text:p text:style-name="Preformatted_20_Text"><text:s text:c="2"/>Q3: Quadrant</text:p>
      <text:p text:style-name="Preformatted_20_Text"><text:s text:c="2"/>Q4: Quadrant</text:p>
      <text:p text:style-name="Preformatted_20_Text"><text:span text:style-name="T10">inv</text:span> mk_Memory(-, q3, q4) == <text:span text:style-name="T10">len</text:span> q3 &gt; 0 and <text:span text:style-name="T10">len</text:span> q4 &gt; 0</text:p>
      <text:p text:style-name="Preformatted_20_Text"><text:span text:style-name="T10">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10">sizeof</text:span>: M -&gt; nat1</text:p>
      <text:p text:style-name="Preformatted_20_Text"><text:span text:style-name="T10">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10">spacefor</text:span>: nat1 * Quadrant -&gt; nat1</text:p>
      <text:p text:style-name="Preformatted_20_Text"><text:span text:style-name="T10">spacefor</text:span>(size, Q) ==</text:p>
      <text:p text:style-name="Preformatted_20_Text"><text:s text:c="2"/>cases Q:</text:p>
      <text:p text:style-name="Preformatted_20_Text"><text:soft-page-break/><text:s text:c="4"/>[] <text:s text:c="8"/>-&gt; MAXMEM + 1,</text:p>
      <text:p text:style-name="Preformatted_20_Text"><text:s text:c="4"/>[h] ^ tail -&gt; if h.type = &lt;FREE&gt; and <text:span text:style-name="T10">sizeof</text:span>(h) &gt;= size</text:p>
      <text:p text:style-name="Preformatted_20_Text"><text:s text:c="18"/>then <text:span text:style-name="T10">sizeof</text:span>(h) </text:p>
      <text:p text:style-name="Preformatted_20_Text"><text:s text:c="18"/>else <text:span text:style-name="T10">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10">nat</text:span></text:p>
      <text:p text:style-name="Preformatted_20_Text">QuadrantLen(-,list) == </text:p>
      <text:p text:style-name="Preformatted_20_Text"><text:s text:c="2"/><text:span text:style-name="T10">len</text:span> list;</text:p>
      <text:p text:style-name="Preformatted_20_Text"/>
      <text:p text:style-name="Preformatted_20_Text"><text:span text:style-name="T10">bestfit</text:span>: nat1 * Quadrant -&gt; nat1</text:p>
      <text:p text:style-name="Preformatted_20_Text"><text:span text:style-name="T10">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10">sizeof</text:span>(h) &gt;= size</text:p>
      <text:p text:style-name="Preformatted_20_Text"><text:s text:c="18"/>then least(<text:span text:style-name="T10">sizeof</text:span>(h), <text:span text:style-name="T10">bestfit</text:span>(size, tail))</text:p>
      <text:p text:style-name="Preformatted_20_Text"><text:s text:c="18"/>else <text:span text:style-name="T10">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10">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10">pre</text:span> hole &gt;= size</text:p>
      <text:p text:style-name="Preformatted_20_Text">measure QuadrantLen2;</text:p>
      <text:p text:style-name="Preformatted_20_Text"/>
      <text:p text:style-name="Preformatted_20_Text">QuadrantLen2: nat1 * nat1 * Quadrant -&gt; <text:span text:style-name="T10">nat</text:span></text:p>
      <text:p text:style-name="Preformatted_20_Text">QuadrantLen2(-,-,list) == </text:p>
      <text:p text:style-name="Preformatted_20_Text"><text:s text:c="2"/><text:span text:style-name="T10">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10">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10">nat</text:span></text:p>
      <text:p text:style-name="Preformatted_20_Text">QuadrantLen0(list) == </text:p>
      <text:p text:style-name="Preformatted_20_Text"><text:s text:c="2"/><text:span text:style-name="T10">len</text:span> list;</text:p>
      <text:p text:style-name="Preformatted_20_Text"/>
      <text:p text:style-name="Preformatted_20_Text">delete: M * Quadrant -&gt; Quadrant</text:p>
      <text:p text:style-name="Preformatted_20_Text">delete(item, Q) ==</text:p>
      <text:p text:style-name="Preformatted_20_Text"><text:s text:c="2"/>if <text:span text:style-name="T10">hd</text:span> Q = item</text:p>
      <text:p text:style-name="Preformatted_20_Text"><text:s text:c="2"/>then combine([mk_M(&lt;FREE&gt;, item.start, item.stop)] ^ <text:span text:style-name="T10">tl</text:span> Q)</text:p>
      <text:p text:style-name="Preformatted_20_Text"><text:s text:c="2"/>else [<text:span text:style-name="T10">hd</text:span> Q] ^ delete(item, <text:span text:style-name="T10">tl</text:span> Q)</text:p>
      <text:p text:style-name="Preformatted_20_Text"><text:s text:c="2"/>measure MQuadrantLen;</text:p>
      <text:p text:style-name="Preformatted_20_Text"/>
      <text:p text:style-name="Preformatted_20_Text">MQuadrantLen: M * Quadrant -&gt; <text:span text:style-name="T10">nat</text:span></text:p>
      <text:p text:style-name="Preformatted_20_Text">MQuadrantLen(-,list) == </text:p>
      <text:p text:style-name="Preformatted_20_Text"><text:s text:c="2"/><text:span text:style-name="T10">len</text:span> list;</text:p>
      <text:p text:style-name="Preformatted_20_Text"/>
      <text:p text:style-name="Preformatted_20_Text"><text:soft-page-break/>fragments: Quadrant -&gt; <text:span text:style-name="T10">nat</text:span></text:p>
      <text:p text:style-name="Preformatted_20_Text">fragments(Q) ==</text:p>
      <text:p text:style-name="Preformatted_20_Text"><text:s text:c="2"/>card {x | x in set <text:span text:style-name="T10">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10">rseed</text:span> := n;</text:p>
      <text:p text:style-name="Preformatted_20_Text"><text:tab/></text:p>
      <text:p text:style-name="Preformatted_20_Text"><text:span text:style-name="T10">inc</text:span>: () ==&gt; ()</text:p>
      <text:p text:style-name="Preformatted_20_Text"><text:span text:style-name="T10">inc</text:span>() ==</text:p>
      <text:p text:style-name="Preformatted_20_Text"><text:s text:c="2"/>for i = 1 to <text:span text:style-name="T10">rseed</text:span> <text:span text:style-name="T10">mod</text:span> 7 + 3 </text:p>
      <text:p text:style-name="Preformatted_20_Text"><text:s text:c="2"/>do</text:p>
      <text:p text:style-name="Preformatted_20_Text"><text:s text:c="4"/><text:span text:style-name="T10">rseed</text:span> := (<text:span text:style-name="T10">rseed</text:span> * 69069 + 5) <text:span text:style-name="T10">mod</text:span> 4294967296;</text:p>
      <text:p text:style-name="Preformatted_20_Text"/>
      <text:p text:style-name="Preformatted_20_Text"><text:span text:style-name="T10">rand</text:span>: nat1 ==&gt; nat1</text:p>
      <text:p text:style-name="Preformatted_20_Text"><text:span text:style-name="T10">rand</text:span>(n) ==</text:p>
      <text:p text:style-name="Preformatted_20_Text"><text:s/>(<text:span text:style-name="T10">inc</text:span>();</text:p>
      <text:p text:style-name="Preformatted_20_Text"><text:s text:c="2"/>return <text:span text:style-name="T10">rseed</text:span> <text:span text:style-name="T10">mod</text:span> n + 1;</text:p>
      <text:p text:style-name="Preformatted_20_Text"><text:s/>);</text:p>
      <text:p text:style-name="Preformatted_20_Text"/>
      <text:p text:style-name="Preformatted_20_Text">FirstFit: nat1 ==&gt; <text:span text:style-name="T10">bool</text:span></text:p>
      <text:p text:style-name="Preformatted_20_Text">FirstFit(size) ==</text:p>
      <text:p text:style-name="Preformatted_20_Text"><text:s/>(let q4 = <text:span text:style-name="T10">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0">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10">bool</text:span></text:p>
      <text:p text:style-name="Preformatted_20_Text">BestFit(size) ==</text:p>
      <text:p text:style-name="Preformatted_20_Text"><text:s/>(let q4 = <text:span text:style-name="T10">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0">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10">rand</text:span>(2) = 1</text:p>
      <text:p text:style-name="Preformatted_20_Text"><text:s text:c="2"/>then let i = <text:span text:style-name="T10">rand</text:span>(<text:span text:style-name="T10">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10">rand</text:span>(<text:span text:style-name="T10">len</text:span> Q4) </text:p>
      <text:p text:style-name="Preformatted_20_Text"><text:s text:c="7"/>in</text:p>
      <text:p text:style-name="Preformatted_20_Text"><text:soft-page-break/><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10">pre</text:span> (exists m in set <text:span text:style-name="T10">elems</text:span> Q3 &amp; m.type = &lt;USED&gt;) or</text:p>
      <text:p text:style-name="Preformatted_20_Text"><text:s text:c="4"/>(exists m in set <text:span text:style-name="T10">elems</text:span> Q4 &amp; m.type = &lt;USED&gt;);</text:p>
      <text:p text:style-name="Preformatted_20_Text"/>
      <text:p text:style-name="Preformatted_20_Text">TryFirst: <text:span text:style-name="T10">nat</text:span> ==&gt; <text:span text:style-name="T10">nat</text:span></text:p>
      <text:p text:style-name="Preformatted_20_Text">TryFirst(loops) ==</text:p>
      <text:p text:style-name="Preformatted_20_Text"><text:s/>(<text:span text:style-name="T10">dcl</text:span> count:int := 0;</text:p>
      <text:p text:style-name="Preformatted_20_Text"><text:tab/></text:p>
      <text:p text:style-name="Preformatted_20_Text"><text:s text:c="2"/>while count &lt; loops and FirstFit(<text:span text:style-name="T1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10">nat</text:span> ==&gt; <text:span text:style-name="T10">nat</text:span></text:p>
      <text:p text:style-name="Preformatted_20_Text">TryBest(loops) ==</text:p>
      <text:p text:style-name="Preformatted_20_Text"><text:s/>(<text:span text:style-name="T10">dcl</text:span> count:int := 0;</text:p>
      <text:p text:style-name="Preformatted_20_Text"><text:tab/></text:p>
      <text:p text:style-name="Preformatted_20_Text"><text:s text:c="2"/>while count &lt; loops and BestFit(<text:span text:style-name="T1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10">seq</text:span> of (&lt;BEST&gt; | &lt;FIRST&gt; | &lt;SAME&gt;)</text:p>
      <text:p text:style-name="Preformatted_20_Text">main(tries, loops) ==</text:p>
      <text:p text:style-name="Preformatted_20_Text"><text:s/>(<text:span text:style-name="T10">dcl</text:span> result: <text:span text:style-name="T10">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10">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10">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p text:style-name="Preformatted_20_Text"/>
      <text:list xml:id="list32463401"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29/04/10</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text:name="Info 1">1.0</text:user-defined></text:p>
            </table:table-cell>
            <table:table-cell table:style-name="Footing.A1" office:value-type="string">
              <text:p text:style-name="MP5">Copyright © Fujitsu Services 2010</text:p>
            </table:table-cell>
            <table:table-cell table:style-name="Footing.A1" office:value-type="string">
              <text:p text:style-name="MP6">Page <text:page-number text:select-page="current">31</text:page-number> of <text:page-count style:num-format="1">37</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0">29/04/10</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 User Guide</dc:title>
    <dc:description>The User Guide for VDMJ.</dc:description>
    <meta:editing-cycles>90</meta:editing-cycles>
    <meta:editing-duration>PT18H02M59S</meta:editing-duration>
    <dc:date>2010-04-29T12:35:22.78</dc:date>
    <meta:keyword>VDMJ</meta:keyword>
    <dc:subject>VDMJ</dc:subject>
    <dc:creator>Nick Battle</dc:creator>
    <meta:document-statistic meta:table-count="5" meta:image-count="0" meta:object-count="0" meta:page-count="37" meta:paragraph-count="1425" meta:word-count="12132" meta:character-count="75301"/>
    <meta:user-defined meta:name="Info 1">1.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